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ead" officeooo:paragraph-rsid="000caead"/>
    </style:style>
    <style:style style:name="P2" style:family="paragraph" style:parent-style-name="Standard">
      <style:text-properties officeooo:rsid="000cdca4" officeooo:paragraph-rsid="000cdca4"/>
    </style:style>
    <style:style style:name="P3" style:family="paragraph" style:parent-style-name="Standard">
      <style:text-properties officeooo:rsid="000f3fb0" officeooo:paragraph-rsid="000f3fb0"/>
    </style:style>
    <style:style style:name="T1" style:family="text">
      <style:text-properties officeooo:rsid="000e55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TIC</text:p>
      <text:p text:style-name="P1">ASSIGN RULE CHECK</text:p>
      <text:p text:style-name="P1">ANNOTATE</text:p>
      <text:p text:style-name="P1">ASSOCIATE COMPONENT</text:p>
      <text:p text:style-name="P1"><text:span text:style-name="T1">GENERATE </text:span>NETLIST</text:p>
      <text:p text:style-name="P1"/>
      <text:p text:style-name="P1"/>
      <text:p text:style-name="P2"/>
      <text:p text:style-name="P2">PCB NEW</text:p>
      <text:p text:style-name="P2">READ NETLIST</text:p>
      <text:p text:style-name="P2"/>
      <text:p text:style-name="P3">Print</text:p>
      <text:p text:style-name="P3">B silks</text:p>
      <text:p text:style-name="P3">FU silks</text:p>
      <text:p text:style-name="P3">F CU</text:p>
      <text:p text:style-name="P3">B CU</text:p>
      <text:p text:style-name="P3">Edge Cuts</text:p>
      <text:p text:style-name="P3">Prote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52:22.781595779</meta:creation-date>
    <dc:date>2018-04-05T16:01:50.835954813</dc:date>
    <meta:editing-duration>PT1H9M2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5" meta:character-count="131" meta:non-whitespace-character-count="120"/>
  </office:meta>
</office:document-meta>
</file>